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fo:background-color="#FFFF00"/>
    </style:style>
    <style:style style:name="ce4" style:family="table-cell" style:parent-style-name="Default" style:data-style-name="N0">
      <style:table-cell-properties fo:border="thin solid #000000" fo:background-color="#99FF66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36">
      <style:table-cell-properties fo:border="thin solid #000000"/>
    </style:style>
    <style:style style:name="ce12" style:family="table-cell" style:parent-style-name="Default" style:data-style-name="N37">
      <style:table-cell-properties fo:border="thin solid #000000"/>
    </style:style>
    <style:style style:name="ce13" style:family="table-cell" style:parent-style-name="Default" style:data-style-name="N1"/>
    <style:style style:name="ce14" style:family="table-cell" style:parent-style-name="Default" style:data-style-name="N1"/>
    <style:style style:name="ce15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center"/>
    </style:style>
    <style:style style:name="ce16" style:family="table-cell" style:parent-style-name="Default" style:data-style-name="N1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9.525cm"/>
    </style:style>
    <style:style style:name="co4" style:family="table-column">
      <style:table-column-properties fo:break-before="auto" style:column-width="4.021666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4"/>
        <table:table-column table:style-name="co5" table:default-cell-style-name="ce2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number-rows-repeated="2" table:style-name="ro1">
          <table:table-cell/>
          <table:table-cell table:number-columns-repeated="2" table:style-name="ce1"/>
          <table:table-cell table:style-name="ce14"/>
          <table:table-cell table:style-name="ce2"/>
          <table:table-cell table:number-columns-repeated="16379" table:style-name="ce1"/>
        </table:table-row>
        <table:table-row table:style-name="ro2">
          <table:table-cell/>
          <table:table-cell office:value-type="string" table:style-name="ce3">
            <text:p>f<text:span text:style-name="T2">sample<text:s/></text:span>[Hz]</text:p>
          </table:table-cell>
          <table:table-cell office:value-type="float" office:value="123000" table:style-name="ce4">
            <text:p>123000</text:p>
          </table:table-cell>
          <table:table-cell table:style-name="ce14"/>
          <table:table-cell table:style-name="ce2"/>
          <table:table-cell table:number-columns-repeated="16379" table:style-name="ce1"/>
        </table:table-row>
        <table:table-row table:style-name="ro1">
          <table:table-cell/>
          <table:table-cell office:value-type="string" table:style-name="ce3">
            <text:p>Phase cnt bits</text:p>
          </table:table-cell>
          <table:table-cell office:value-type="float" office:value="32" table:style-name="ce4">
            <text:p>32</text:p>
          </table:table-cell>
          <table:table-cell table:style-name="ce14"/>
          <table:table-cell table:style-name="ce2"/>
          <table:table-cell table:number-columns-repeated="16379" table:style-name="ce1"/>
        </table:table-row>
        <table:table-row table:style-name="ro1">
          <table:table-cell/>
          <table:table-cell table:number-columns-repeated="2" table:style-name="ce1"/>
          <table:table-cell table:style-name="ce14"/>
          <table:table-cell table:style-name="ce2"/>
          <table:table-cell table:number-columns-repeated="16379" table:style-name="ce1"/>
        </table:table-row>
        <table:table-row table:style-name="ro3">
          <table:table-cell/>
          <table:table-cell office:value-type="string" table:style-name="ce5">
            <text:p>Standard PL tone [Hz]</text:p>
          </table:table-cell>
          <table:table-cell office:value-type="string" table:style-name="ce5">
            <text:p>Required M value</text:p>
          </table:table-cell>
          <table:table-cell office:value-type="string" table:style-name="ce15">
            <text:p>Rounded M value</text:p>
          </table:table-cell>
          <table:table-cell office:value-type="string" table:style-name="ce5">
            <text:p>Generated PL tone [Hz]</text:p>
          </table:table-cell>
          <table:table-cell office:value-type="string" table:style-name="ce5">
            <text:p>Error [%]</text:p>
          </table:table-cell>
          <table:table-cell office:value-type="string" table:style-name="ce5">
            <text:p>Deviation [Hz] abs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style-name="ce7"/>
          <table:table-cell table:style-name="ce8"/>
          <table:table-cell table:style-name="ce16"/>
          <table:table-cell table:number-columns-repeated="3" table:style-name="ce8"/>
          <table:table-cell table:style-name="ce9"/>
          <table:table-cell table:number-columns-repeated="16376"/>
        </table:table-row>
        <table:table-row table:style-name="ro1">
          <table:table-cell/>
          <table:table-cell office:value-type="float" office:value="67" table:style-name="ce10">
            <text:p>67</text:p>
          </table:table-cell>
          <table:table-cell office:value-type="float" office:value="2339535.0311544714" table:formula="of:=((2^[.$C$4])/([.$C$3]))*[.B8]" table:style-name="ce11">
            <text:p>2339535,031</text:p>
          </table:table-cell>
          <table:table-cell office:value-type="float" office:value="2339535" table:formula="of:=ROUND([.C8];0)" table:style-name="ce16">
            <text:p>2339535</text:p>
          </table:table-cell>
          <table:table-cell office:value-type="float" office:value="66.999999107792974" table:formula="of:=([.$C$3]/(2^[.$C$4]))*[.D8]" table:style-name="ce11">
            <text:p>67,000</text:p>
          </table:table-cell>
          <table:table-cell office:value-type="float" office:value="-1.3316522783307886E-6" table:formula="of:=(([.E8]-[.B8])/[.B8])*100" table:style-name="ce12">
            <text:p>0,0000</text:p>
          </table:table-cell>
          <table:table-cell office:value-type="float" office:value="8.9220702648162842E-7" table:formula="of:=ABS([.B8]-[.E8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69.3" table:style-name="ce7">
            <text:p>69,3</text:p>
          </table:table-cell>
          <table:table-cell office:value-type="float" office:value="2419847.4277463411" table:formula="of:=((2^[.$C$4])/([.$C$3]))*[.B9]" table:style-name="ce11">
            <text:p>2419847,428</text:p>
          </table:table-cell>
          <table:table-cell office:value-type="float" office:value="2419847" table:formula="of:=ROUND([.C9];0)" table:style-name="ce16">
            <text:p>2419847</text:p>
          </table:table-cell>
          <table:table-cell office:value-type="float" office:value="69.299987750127912" table:formula="of:=([.$C$3]/(2^[.$C$4]))*[.D9]" table:style-name="ce11">
            <text:p>69,300</text:p>
          </table:table-cell>
          <table:table-cell office:value-type="float" office:value="-1.767658309608967E-5" table:formula="of:=(([.E9]-[.B9])/[.B9])*100" table:style-name="ce12">
            <text:p>0,0000</text:p>
          </table:table-cell>
          <table:table-cell office:value-type="float" office:value="1.2249872085590141E-5" table:formula="of:=ABS([.B9]-[.E9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23" table:style-name="ce7">
            <text:p>23</text:p>
          </table:table-cell>
          <table:table-cell office:value-type="float" office:value="803123.96591869916" table:formula="of:=((2^[.$C$4])/([.$C$3]))*[.B10]" table:style-name="ce11">
            <text:p>803123,966</text:p>
          </table:table-cell>
          <table:table-cell office:value-type="float" office:value="803124" table:formula="of:=ROUND([.C10];0)" table:style-name="ce16">
            <text:p>803124</text:p>
          </table:table-cell>
          <table:table-cell office:value-type="float" office:value="23.000000976026058" table:formula="of:=([.$C$3]/(2^[.$C$4]))*[.D10]" table:style-name="ce11">
            <text:p>23,000</text:p>
          </table:table-cell>
          <table:table-cell office:value-type="float" office:value="4.2435915573783545E-6" table:formula="of:=(([.E10]-[.B10])/[.B10])*100" table:style-name="ce12">
            <text:p>0,0000</text:p>
          </table:table-cell>
          <table:table-cell office:value-type="float" office:value="9.7602605819702148E-7" table:formula="of:=ABS([.B10]-[.E10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74.400000000000006" table:style-name="ce7">
            <text:p>74,4</text:p>
          </table:table-cell>
          <table:table-cell office:value-type="float" office:value="2597931.4375804877" table:formula="of:=((2^[.$C$4])/([.$C$3]))*[.B11]" table:style-name="ce11">
            <text:p>2597931,438</text:p>
          </table:table-cell>
          <table:table-cell office:value-type="float" office:value="2597931" table:formula="of:=ROUND([.C11];0)" table:style-name="ce16">
            <text:p>2597931</text:p>
          </table:table-cell>
          <table:table-cell office:value-type="float" office:value="74.399987468495965" table:formula="of:=([.$C$3]/(2^[.$C$4]))*[.D11]" table:style-name="ce11">
            <text:p>74,400</text:p>
          </table:table-cell>
          <table:table-cell office:value-type="float" office:value="-1.6843419409516632E-5" table:formula="of:=(([.E11]-[.B11])/[.B11])*100" table:style-name="ce12">
            <text:p>0,0000</text:p>
          </table:table-cell>
          <table:table-cell office:value-type="float" office:value="1.2531504040680375E-5" table:formula="of:=ABS([.B11]-[.E11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77" table:style-name="ce7">
            <text:p>77</text:p>
          </table:table-cell>
          <table:table-cell office:value-type="float" office:value="2688719.3641626015" table:formula="of:=((2^[.$C$4])/([.$C$3]))*[.B12]" table:style-name="ce11">
            <text:p>2688719,364</text:p>
          </table:table-cell>
          <table:table-cell office:value-type="float" office:value="2688719" table:formula="of:=ROUND([.C12];0)" table:style-name="ce16">
            <text:p>2688719</text:p>
          </table:table-cell>
          <table:table-cell office:value-type="float" office:value="76.999989571049809" table:formula="of:=([.$C$3]/(2^[.$C$4]))*[.D12]" table:style-name="ce11">
            <text:p>77,000</text:p>
          </table:table-cell>
          <table:table-cell office:value-type="float" office:value="-1.3544091156550815E-5" table:formula="of:=(([.E12]-[.B12])/[.B12])*100" table:style-name="ce12">
            <text:p>0,0000</text:p>
          </table:table-cell>
          <table:table-cell office:value-type="float" office:value="1.0428950190544128E-5" table:formula="of:=ABS([.B12]-[.E12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23" table:style-name="ce7">
            <text:p>23</text:p>
          </table:table-cell>
          <table:table-cell office:value-type="float" office:value="803123.96591869916" table:formula="of:=((2^[.$C$4])/([.$C$3]))*[.B13]" table:style-name="ce11">
            <text:p>803123,966</text:p>
          </table:table-cell>
          <table:table-cell office:value-type="float" office:value="803124" table:formula="of:=ROUND([.C13];0)" table:style-name="ce16">
            <text:p>803124</text:p>
          </table:table-cell>
          <table:table-cell office:value-type="float" office:value="23.000000976026058" table:formula="of:=([.$C$3]/(2^[.$C$4]))*[.D13]" table:style-name="ce11">
            <text:p>23,000</text:p>
          </table:table-cell>
          <table:table-cell office:value-type="float" office:value="4.2435915573783545E-6" table:formula="of:=(([.E13]-[.B13])/[.B13])*100" table:style-name="ce12">
            <text:p>0,0000</text:p>
          </table:table-cell>
          <table:table-cell office:value-type="float" office:value="9.7602605819702148E-7" table:formula="of:=ABS([.B13]-[.E13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82.5" table:style-name="ce7">
            <text:p>82,5</text:p>
          </table:table-cell>
          <table:table-cell office:value-type="float" office:value="2880770.7473170729" table:formula="of:=((2^[.$C$4])/([.$C$3]))*[.B14]" table:style-name="ce11">
            <text:p>2880770,747</text:p>
          </table:table-cell>
          <table:table-cell office:value-type="float" office:value="2880771" table:formula="of:=ROUND([.C14];0)" table:style-name="ce16">
            <text:p>2880771</text:p>
          </table:table-cell>
          <table:table-cell office:value-type="float" office:value="82.500007236376405" table:formula="of:=([.$C$3]/(2^[.$C$4]))*[.D14]" table:style-name="ce11">
            <text:p>82,500</text:p>
          </table:table-cell>
          <table:table-cell office:value-type="float" office:value="8.7713653391057793E-6" table:formula="of:=(([.E14]-[.B14])/[.B14])*100" table:style-name="ce12">
            <text:p>0,0000</text:p>
          </table:table-cell>
          <table:table-cell office:value-type="float" office:value="7.2363764047622681E-6" table:formula="of:=ABS([.B14]-[.E14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85.4" table:style-name="ce7">
            <text:p>85,4</text:p>
          </table:table-cell>
          <table:table-cell office:value-type="float" office:value="2982034.203889431" table:formula="of:=((2^[.$C$4])/([.$C$3]))*[.B15]" table:style-name="ce11">
            <text:p>2982034,204</text:p>
          </table:table-cell>
          <table:table-cell office:value-type="float" office:value="2982034" table:formula="of:=ROUND([.C15];0)" table:style-name="ce16">
            <text:p>2982034</text:p>
          </table:table-cell>
          <table:table-cell office:value-type="float" office:value="85.399994160979986" table:formula="of:=([.$C$3]/(2^[.$C$4]))*[.D15]" table:style-name="ce11">
            <text:p>85,400</text:p>
          </table:table-cell>
          <table:table-cell office:value-type="float" office:value="-6.8372599759877589E-6" table:formula="of:=(([.E15]-[.B15])/[.B15])*100" table:style-name="ce12">
            <text:p>0,0000</text:p>
          </table:table-cell>
          <table:table-cell office:value-type="float" office:value="5.839020019493546E-6" table:formula="of:=ABS([.B15]-[.E15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88.5" table:style-name="ce7">
            <text:p>88,5</text:p>
          </table:table-cell>
          <table:table-cell office:value-type="float" office:value="3090281.3471219512" table:formula="of:=((2^[.$C$4])/([.$C$3]))*[.B16]" table:style-name="ce11">
            <text:p>3090281,347</text:p>
          </table:table-cell>
          <table:table-cell office:value-type="float" office:value="3090281" table:formula="of:=ROUND([.C16];0)" table:style-name="ce16">
            <text:p>3090281</text:p>
          </table:table-cell>
          <table:table-cell office:value-type="float" office:value="88.499990059062839" table:formula="of:=([.$C$3]/(2^[.$C$4]))*[.D16]" table:style-name="ce11">
            <text:p>88,500</text:p>
          </table:table-cell>
          <table:table-cell office:value-type="float" office:value="-1.123269735756567E-5" table:formula="of:=(([.E16]-[.B16])/[.B16])*100" table:style-name="ce12">
            <text:p>0,0000</text:p>
          </table:table-cell>
          <table:table-cell office:value-type="float" office:value="9.9409371614456177E-6" table:formula="of:=ABS([.B16]-[.E16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91.5" table:style-name="ce7">
            <text:p>91,5</text:p>
          </table:table-cell>
          <table:table-cell office:value-type="float" office:value="3195036.6470243898" table:formula="of:=((2^[.$C$4])/([.$C$3]))*[.B17]" table:style-name="ce11">
            <text:p>3195036,647</text:p>
          </table:table-cell>
          <table:table-cell office:value-type="float" office:value="3195037" table:formula="of:=ROUND([.C17];0)" table:style-name="ce16">
            <text:p>3195037</text:p>
          </table:table-cell>
          <table:table-cell office:value-type="float" office:value="91.500010108575225" table:formula="of:=([.$C$3]/(2^[.$C$4]))*[.D17]" table:style-name="ce11">
            <text:p>91,500</text:p>
          </table:table-cell>
          <table:table-cell office:value-type="float" office:value="1.1047623196586234E-5" table:formula="of:=(([.E17]-[.B17])/[.B17])*100" table:style-name="ce12">
            <text:p>0,0000</text:p>
          </table:table-cell>
          <table:table-cell office:value-type="float" office:value="1.0108575224876404E-5" table:formula="of:=ABS([.B17]-[.E17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94.8" table:style-name="ce7">
            <text:p>94,8</text:p>
          </table:table-cell>
          <table:table-cell office:value-type="float" office:value="3310267.4769170727" table:formula="of:=((2^[.$C$4])/([.$C$3]))*[.B18]" table:style-name="ce11">
            <text:p>3310267,477</text:p>
          </table:table-cell>
          <table:table-cell office:value-type="float" office:value="3310267" table:formula="of:=ROUND([.C18];0)" table:style-name="ce16">
            <text:p>3310267</text:p>
          </table:table-cell>
          <table:table-cell office:value-type="float" office:value="94.799986341968179" table:formula="of:=([.$C$3]/(2^[.$C$4]))*[.D18]" table:style-name="ce11">
            <text:p>94,800</text:p>
          </table:table-cell>
          <table:table-cell office:value-type="float" office:value="-1.4407206559502897E-5" table:formula="of:=(([.E18]-[.B18])/[.B18])*100" table:style-name="ce12">
            <text:p>0,0000</text:p>
          </table:table-cell>
          <table:table-cell office:value-type="float" office:value="1.3658031818408745E-5" table:formula="of:=ABS([.B18]-[.E18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97.4" table:style-name="ce7">
            <text:p>97,4</text:p>
          </table:table-cell>
          <table:table-cell office:value-type="float" office:value="3401055.403499187" table:formula="of:=((2^[.$C$4])/([.$C$3]))*[.B19]" table:style-name="ce11">
            <text:p>3401055,403</text:p>
          </table:table-cell>
          <table:table-cell office:value-type="float" office:value="3401055" table:formula="of:=ROUND([.C19];0)" table:style-name="ce16">
            <text:p>3401055</text:p>
          </table:table-cell>
          <table:table-cell office:value-type="float" office:value="97.399988444522023" table:formula="of:=([.$C$3]/(2^[.$C$4]))*[.D19]" table:style-name="ce11">
            <text:p>97,400</text:p>
          </table:table-cell>
          <table:table-cell office:value-type="float" office:value="-1.1863940433761142E-5" table:formula="of:=(([.E19]-[.B19])/[.B19])*100" table:style-name="ce12">
            <text:p>0,0000</text:p>
          </table:table-cell>
          <table:table-cell office:value-type="float" office:value="1.1555477982483353E-5" table:formula="of:=ABS([.B19]-[.E19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100" table:style-name="ce7">
            <text:p>100</text:p>
          </table:table-cell>
          <table:table-cell office:value-type="float" office:value="3491843.3300813003" table:formula="of:=((2^[.$C$4])/([.$C$3]))*[.B20]" table:style-name="ce11">
            <text:p>3491843,330</text:p>
          </table:table-cell>
          <table:table-cell office:value-type="float" office:value="3491843" table:formula="of:=ROUND([.C20];0)" table:style-name="ce16">
            <text:p>3491843</text:p>
          </table:table-cell>
          <table:table-cell office:value-type="float" office:value="99.999990547075868" table:formula="of:=([.$C$3]/(2^[.$C$4]))*[.D20]" table:style-name="ce11">
            <text:p>100,000</text:p>
          </table:table-cell>
          <table:table-cell office:value-type="float" office:value="-9.4529241323471069E-6" table:formula="of:=(([.E20]-[.B20])/[.B20])*100" table:style-name="ce12">
            <text:p>0,0000</text:p>
          </table:table-cell>
          <table:table-cell office:value-type="float" office:value="9.4529241323471069E-6" table:formula="of:=ABS([.B20]-[.E20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103.5" table:style-name="ce7">
            <text:p>103,5</text:p>
          </table:table-cell>
          <table:table-cell office:value-type="float" office:value="3614057.8466341458" table:formula="of:=((2^[.$C$4])/([.$C$3]))*[.B21]" table:style-name="ce11">
            <text:p>3614057,847</text:p>
          </table:table-cell>
          <table:table-cell office:value-type="float" office:value="3614058" table:formula="of:=ROUND([.C21];0)" table:style-name="ce16">
            <text:p>3614058</text:p>
          </table:table-cell>
          <table:table-cell office:value-type="float" office:value="103.50000439211726" table:formula="of:=([.$C$3]/(2^[.$C$4]))*[.D21]" table:style-name="ce11">
            <text:p>103,500</text:p>
          </table:table-cell>
          <table:table-cell office:value-type="float" office:value="4.2435915573783545E-6" table:formula="of:=(([.E21]-[.B21])/[.B21])*100" table:style-name="ce12">
            <text:p>0,0000</text:p>
          </table:table-cell>
          <table:table-cell office:value-type="float" office:value="4.3921172618865967E-6" table:formula="of:=ABS([.B21]-[.E21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107.2" table:style-name="ce7">
            <text:p>107,2</text:p>
          </table:table-cell>
          <table:table-cell office:value-type="float" office:value="3743256.0498471544" table:formula="of:=((2^[.$C$4])/([.$C$3]))*[.B22]" table:style-name="ce11">
            <text:p>3743256,050</text:p>
          </table:table-cell>
          <table:table-cell office:value-type="float" office:value="3743256" table:formula="of:=ROUND([.C22];0)" table:style-name="ce16">
            <text:p>3743256</text:p>
          </table:table-cell>
          <table:table-cell office:value-type="float" office:value="107.19999857246876" table:formula="of:=([.$C$3]/(2^[.$C$4]))*[.D22]" table:style-name="ce11">
            <text:p>107,200</text:p>
          </table:table-cell>
          <table:table-cell office:value-type="float" office:value="-1.3316522809820676E-6" table:formula="of:=(([.E22]-[.B22])/[.B22])*100" table:style-name="ce12">
            <text:p>0,0000</text:p>
          </table:table-cell>
          <table:table-cell office:value-type="float" office:value="1.4275312452127764E-6" table:formula="of:=ABS([.B22]-[.E22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110.9" table:style-name="ce7">
            <text:p>110,9</text:p>
          </table:table-cell>
          <table:table-cell office:value-type="float" office:value="3872454.2530601625" table:formula="of:=((2^[.$C$4])/([.$C$3]))*[.B23]" table:style-name="ce11">
            <text:p>3872454,253</text:p>
          </table:table-cell>
          <table:table-cell office:value-type="float" office:value="3872454" table:formula="of:=ROUND([.C23];0)" table:style-name="ce16">
            <text:p>3872454</text:p>
          </table:table-cell>
          <table:table-cell office:value-type="float" office:value="110.89999275282025" table:formula="of:=([.$C$3]/(2^[.$C$4]))*[.D23]" table:style-name="ce11">
            <text:p>110,900</text:p>
          </table:table-cell>
          <table:table-cell office:value-type="float" office:value="-6.5348780453671318E-6" table:formula="of:=(([.E23]-[.B23])/[.B23])*100" table:style-name="ce12">
            <text:p>0,0000</text:p>
          </table:table-cell>
          <table:table-cell office:value-type="float" office:value="7.2471797523121495E-6" table:formula="of:=ABS([.B23]-[.E23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114.8" table:style-name="ce7">
            <text:p>114,8</text:p>
          </table:table-cell>
          <table:table-cell office:value-type="float" office:value="4008636.1429333328" table:formula="of:=((2^[.$C$4])/([.$C$3]))*[.B24]" table:style-name="ce11">
            <text:p>4008636,143</text:p>
          </table:table-cell>
          <table:table-cell office:value-type="float" office:value="4008636" table:formula="of:=ROUND([.C24];0)" table:style-name="ce16">
            <text:p>4008636</text:p>
          </table:table-cell>
          <table:table-cell office:value-type="float" office:value="114.79999590665102" table:formula="of:=([.$C$3]/(2^[.$C$4]))*[.D24]" table:style-name="ce11">
            <text:p>114,800</text:p>
          </table:table-cell>
          <table:table-cell office:value-type="float" office:value="-3.565634997480645E-6" table:formula="of:=(([.E24]-[.B24])/[.B24])*100" table:style-name="ce12">
            <text:p>0,0000</text:p>
          </table:table-cell>
          <table:table-cell office:value-type="float" office:value="4.0933489771077802E-6" table:formula="of:=ABS([.B24]-[.E24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118.8" table:style-name="ce7">
            <text:p>118,8</text:p>
          </table:table-cell>
          <table:table-cell office:value-type="float" office:value="4148309.8761365851" table:formula="of:=((2^[.$C$4])/([.$C$3]))*[.B25]" table:style-name="ce11">
            <text:p>4148309,876</text:p>
          </table:table-cell>
          <table:table-cell office:value-type="float" office:value="4148310" table:formula="of:=ROUND([.C25];0)" table:style-name="ce16">
            <text:p>4148310</text:p>
          </table:table-cell>
          <table:table-cell office:value-type="float" office:value="118.80000354722142" table:formula="of:=([.$C$3]/(2^[.$C$4]))*[.D25]" table:style-name="ce11">
            <text:p>118,800</text:p>
          </table:table-cell>
          <table:table-cell office:value-type="float" office:value="2.9858766204020247E-6" table:formula="of:=(([.E25]-[.B25])/[.B25])*100" table:style-name="ce12">
            <text:p>0,0000</text:p>
          </table:table-cell>
          <table:table-cell office:value-type="float" office:value="3.5472214250376055E-6" table:formula="of:=ABS([.B25]-[.E25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123" table:style-name="ce7">
            <text:p>123</text:p>
          </table:table-cell>
          <table:table-cell office:value-type="float" office:value="4294967.2960000001" table:formula="of:=((2^[.$C$4])/([.$C$3]))*[.B26]" table:style-name="ce11">
            <text:p>4294967,296</text:p>
          </table:table-cell>
          <table:table-cell office:value-type="float" office:value="4294967" table:formula="of:=ROUND([.C26];0)" table:style-name="ce16">
            <text:p>4294967</text:p>
          </table:table-cell>
          <table:table-cell office:value-type="float" office:value="122.99999152310193" table:formula="of:=([.$C$3]/(2^[.$C$4]))*[.D26]" table:style-name="ce11">
            <text:p>123,000</text:p>
          </table:table-cell>
          <table:table-cell office:value-type="float" office:value="-6.891787052154541E-6" table:formula="of:=(([.E26]-[.B26])/[.B26])*100" table:style-name="ce12">
            <text:p>0,0000</text:p>
          </table:table-cell>
          <table:table-cell office:value-type="float" office:value="8.4768980741500854E-6" table:formula="of:=ABS([.B26]-[.E26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127.3" table:style-name="ce7">
            <text:p>127,3</text:p>
          </table:table-cell>
          <table:table-cell office:value-type="float" office:value="4445116.5591934957" table:formula="of:=((2^[.$C$4])/([.$C$3]))*[.B27]" table:style-name="ce11">
            <text:p>4445116,559</text:p>
          </table:table-cell>
          <table:table-cell office:value-type="float" office:value="4445117" table:formula="of:=ROUND([.C27];0)" table:style-name="ce16">
            <text:p>4445117</text:p>
          </table:table-cell>
          <table:table-cell office:value-type="float" office:value="127.30001262389123" table:formula="of:=([.$C$3]/(2^[.$C$4]))*[.D27]" table:style-name="ce11">
            <text:p>127,300</text:p>
          </table:table-cell>
          <table:table-cell office:value-type="float" office:value="9.9166466906834724E-6" table:formula="of:=(([.E27]-[.B27])/[.B27])*100" table:style-name="ce12">
            <text:p>0,0000</text:p>
          </table:table-cell>
          <table:table-cell office:value-type="float" office:value="1.2623891237240059E-5" table:formula="of:=ABS([.B27]-[.E27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131.80000000000001" table:style-name="ce7">
            <text:p>131,8</text:p>
          </table:table-cell>
          <table:table-cell office:value-type="float" office:value="4602249.5090471543" table:formula="of:=((2^[.$C$4])/([.$C$3]))*[.B28]" table:style-name="ce11">
            <text:p>4602249,509</text:p>
          </table:table-cell>
          <table:table-cell office:value-type="float" office:value="4602250" table:formula="of:=ROUND([.C28];0)" table:style-name="ce16">
            <text:p>4602250</text:p>
          </table:table-cell>
          <table:table-cell office:value-type="float" office:value="131.80001405999064" table:formula="of:=([.$C$3]/(2^[.$C$4]))*[.D28]" table:style-name="ce11">
            <text:p>131,800</text:p>
          </table:table-cell>
          <table:table-cell office:value-type="float" office:value="1.0667671193540418E-5" table:formula="of:=(([.E28]-[.B28])/[.B28])*100" table:style-name="ce12">
            <text:p>0,0000</text:p>
          </table:table-cell>
          <table:table-cell office:value-type="float" office:value="1.4059990633086272E-5" table:formula="of:=ABS([.B28]-[.E28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136.5" table:style-name="ce7">
            <text:p>136,5</text:p>
          </table:table-cell>
          <table:table-cell office:value-type="float" office:value="4766366.1455609752" table:formula="of:=((2^[.$C$4])/([.$C$3]))*[.B29]" table:style-name="ce11">
            <text:p>4766366,146</text:p>
          </table:table-cell>
          <table:table-cell office:value-type="float" office:value="4766366" table:formula="of:=ROUND([.C29];0)" table:style-name="ce16">
            <text:p>4766366</text:p>
          </table:table-cell>
          <table:table-cell office:value-type="float" office:value="136.49999583140016" table:formula="of:=([.$C$3]/(2^[.$C$4]))*[.D29]" table:style-name="ce11">
            <text:p>136,500</text:p>
          </table:table-cell>
          <table:table-cell office:value-type="float" office:value="-3.0539192996182281E-6" table:formula="of:=(([.E29]-[.B29])/[.B29])*100" table:style-name="ce12">
            <text:p>0,0000</text:p>
          </table:table-cell>
          <table:table-cell office:value-type="float" office:value="4.1685998439788818E-6" table:formula="of:=ABS([.B29]-[.E29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141.30000000000001" table:style-name="ce7">
            <text:p>141,3</text:p>
          </table:table-cell>
          <table:table-cell office:value-type="float" office:value="4933974.6254048776" table:formula="of:=((2^[.$C$4])/([.$C$3]))*[.B30]" table:style-name="ce11">
            <text:p>4933974,625</text:p>
          </table:table-cell>
          <table:table-cell office:value-type="float" office:value="4933975" table:formula="of:=ROUND([.C30];0)" table:style-name="ce16">
            <text:p>4933975</text:p>
          </table:table-cell>
          <table:table-cell office:value-type="float" office:value="141.30001072771847" table:formula="of:=([.$C$3]/(2^[.$C$4]))*[.D30]" table:style-name="ce11">
            <text:p>141,300</text:p>
          </table:table-cell>
          <table:table-cell office:value-type="float" office:value="7.5921574388620592E-6" table:formula="of:=(([.E30]-[.B30])/[.B30])*100" table:style-name="ce12">
            <text:p>0,0000</text:p>
          </table:table-cell>
          <table:table-cell office:value-type="float" office:value="1.072771846111209E-5" table:formula="of:=ABS([.B30]-[.E30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146.19999999999999" table:style-name="ce7">
            <text:p>146,2</text:p>
          </table:table-cell>
          <table:table-cell office:value-type="float" office:value="5105074.9485788606" table:formula="of:=((2^[.$C$4])/([.$C$3]))*[.B31]" table:style-name="ce11">
            <text:p>5105074,949</text:p>
          </table:table-cell>
          <table:table-cell office:value-type="float" office:value="5105075" table:formula="of:=ROUND([.C31];0)" table:style-name="ce16">
            <text:p>5105075</text:p>
          </table:table-cell>
          <table:table-cell office:value-type="float" office:value="146.20000147260725" table:formula="of:=([.$C$3]/(2^[.$C$4]))*[.D31]" table:style-name="ce11">
            <text:p>146,200</text:p>
          </table:table-cell>
          <table:table-cell office:value-type="float" office:value="1.007255312141367E-6" table:formula="of:=(([.E31]-[.B31])/[.B31])*100" table:style-name="ce12">
            <text:p>0,0000</text:p>
          </table:table-cell>
          <table:table-cell office:value-type="float" office:value="1.4726072663506784E-6" table:formula="of:=ABS([.B31]-[.E31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151.4" table:style-name="ce7">
            <text:p>151,4</text:p>
          </table:table-cell>
          <table:table-cell office:value-type="float" office:value="5286650.8017430892" table:formula="of:=((2^[.$C$4])/([.$C$3]))*[.B32]" table:style-name="ce11">
            <text:p>5286650,802</text:p>
          </table:table-cell>
          <table:table-cell office:value-type="float" office:value="5286651" table:formula="of:=ROUND([.C32];0)" table:style-name="ce16">
            <text:p>5286651</text:p>
          </table:table-cell>
          <table:table-cell office:value-type="float" office:value="151.40000567771494" table:formula="of:=([.$C$3]/(2^[.$C$4]))*[.D32]" table:style-name="ce11">
            <text:p>151,400</text:p>
          </table:table-cell>
          <table:table-cell office:value-type="float" office:value="3.7501419671079664E-6" table:formula="of:=(([.E32]-[.B32])/[.B32])*100" table:style-name="ce12">
            <text:p>0,0000</text:p>
          </table:table-cell>
          <table:table-cell office:value-type="float" office:value="5.6777149382014613E-6" table:formula="of:=ABS([.B32]-[.E32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156.69999999999999" table:style-name="ce7">
            <text:p>156,7</text:p>
          </table:table-cell>
          <table:table-cell office:value-type="float" office:value="5471718.4982373975" table:formula="of:=((2^[.$C$4])/([.$C$3]))*[.B33]" table:style-name="ce11">
            <text:p>5471718,498</text:p>
          </table:table-cell>
          <table:table-cell office:value-type="float" office:value="5471718" table:formula="of:=ROUND([.C33];0)" table:style-name="ce16">
            <text:p>5471718</text:p>
          </table:table-cell>
          <table:table-cell office:value-type="float" office:value="156.6999857313931" table:formula="of:=([.$C$3]/(2^[.$C$4]))*[.D33]" table:style-name="ce11">
            <text:p>156,700</text:p>
          </table:table-cell>
          <table:table-cell office:value-type="float" office:value="-9.1056840394385074E-6" table:formula="of:=(([.E33]-[.B33])/[.B33])*100" table:style-name="ce12">
            <text:p>0,0000</text:p>
          </table:table-cell>
          <table:table-cell office:value-type="float" office:value="1.4268606889800139E-5" table:formula="of:=ABS([.B33]-[.E33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162.19999999999999" table:style-name="ce7">
            <text:p>162,2</text:p>
          </table:table-cell>
          <table:table-cell office:value-type="float" office:value="5663769.8813918689" table:formula="of:=((2^[.$C$4])/([.$C$3]))*[.B34]" table:style-name="ce11">
            <text:p>5663769,881</text:p>
          </table:table-cell>
          <table:table-cell office:value-type="float" office:value="5663770" table:formula="of:=ROUND([.C34];0)" table:style-name="ce16">
            <text:p>5663770</text:p>
          </table:table-cell>
          <table:table-cell office:value-type="float" office:value="162.20000339671969" table:formula="of:=([.$C$3]/(2^[.$C$4]))*[.D34]" table:style-name="ce11">
            <text:p>162,200</text:p>
          </table:table-cell>
          <table:table-cell office:value-type="float" office:value="2.0941551821863486E-6" table:formula="of:=(([.E34]-[.B34])/[.B34])*100" table:style-name="ce12">
            <text:p>0,0000</text:p>
          </table:table-cell>
          <table:table-cell office:value-type="float" office:value="3.396719705506257E-6" table:formula="of:=ABS([.B34]-[.E34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167.9" table:style-name="ce7">
            <text:p>167,9</text:p>
          </table:table-cell>
          <table:table-cell office:value-type="float" office:value="5862804.9512065034" table:formula="of:=((2^[.$C$4])/([.$C$3]))*[.B35]" table:style-name="ce11">
            <text:p>5862804,951</text:p>
          </table:table-cell>
          <table:table-cell office:value-type="float" office:value="5862805" table:formula="of:=ROUND([.C35];0)" table:style-name="ce16">
            <text:p>5862805</text:p>
          </table:table-cell>
          <table:table-cell office:value-type="float" office:value="167.90000139735639" table:formula="of:=([.$C$3]/(2^[.$C$4]))*[.D35]" table:style-name="ce11">
            <text:p>167,900</text:p>
          </table:table-cell>
          <table:table-cell office:value-type="float" office:value="8.3225514310227645E-7" table:formula="of:=(([.E35]-[.B35])/[.B35])*100" table:style-name="ce12">
            <text:p>0,0000</text:p>
          </table:table-cell>
          <table:table-cell office:value-type="float" office:value="1.3973563852687221E-6" table:formula="of:=ABS([.B35]-[.E35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173.8" table:style-name="ce7">
            <text:p>173,8</text:p>
          </table:table-cell>
          <table:table-cell office:value-type="float" office:value="6068823.707681301" table:formula="of:=((2^[.$C$4])/([.$C$3]))*[.B36]" table:style-name="ce11">
            <text:p>6068823,708</text:p>
          </table:table-cell>
          <table:table-cell office:value-type="float" office:value="6068824" table:formula="of:=ROUND([.C36];0)" table:style-name="ce16">
            <text:p>6068824</text:p>
          </table:table-cell>
          <table:table-cell office:value-type="float" office:value="173.80000837147236" table:formula="of:=([.$C$3]/(2^[.$C$4]))*[.D36]" table:style-name="ce11">
            <text:p>173,800</text:p>
          </table:table-cell>
          <table:table-cell office:value-type="float" office:value="4.8167274725747573E-6" table:formula="of:=(([.E36]-[.B36])/[.B36])*100" table:style-name="ce12">
            <text:p>0,0000</text:p>
          </table:table-cell>
          <table:table-cell office:value-type="float" office:value="8.3714723473349295E-6" table:formula="of:=ABS([.B36]-[.E36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179.9" table:style-name="ce7">
            <text:p>179,9</text:p>
          </table:table-cell>
          <table:table-cell office:value-type="float" office:value="6281826.1508162599" table:formula="of:=((2^[.$C$4])/([.$C$3]))*[.B37]" table:style-name="ce11">
            <text:p>6281826,151</text:p>
          </table:table-cell>
          <table:table-cell office:value-type="float" office:value="6281826" table:formula="of:=ROUND([.C37];0)" table:style-name="ce16">
            <text:p>6281826</text:p>
          </table:table-cell>
          <table:table-cell office:value-type="float" office:value="179.89999568089843" table:formula="of:=([.$C$3]/(2^[.$C$4]))*[.D37]" table:style-name="ce11">
            <text:p>179,900</text:p>
          </table:table-cell>
          <table:table-cell office:value-type="float" office:value="-2.4008346735525766E-6" table:formula="of:=(([.E37]-[.B37])/[.B37])*100" table:style-name="ce12">
            <text:p>0,0000</text:p>
          </table:table-cell>
          <table:table-cell office:value-type="float" office:value="4.3191015777210851E-6" table:formula="of:=ABS([.B37]-[.E37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186.2" table:style-name="ce7">
            <text:p>186,2</text:p>
          </table:table-cell>
          <table:table-cell office:value-type="float" office:value="6501812.2806113809" table:formula="of:=((2^[.$C$4])/([.$C$3]))*[.B38]" table:style-name="ce11">
            <text:p>6501812,281</text:p>
          </table:table-cell>
          <table:table-cell office:value-type="float" office:value="6501812" table:formula="of:=ROUND([.C38];0)" table:style-name="ce16">
            <text:p>6501812</text:p>
          </table:table-cell>
          <table:table-cell office:value-type="float" office:value="186.19999196380377" table:formula="of:=([.$C$3]/(2^[.$C$4]))*[.D38]" table:style-name="ce11">
            <text:p>186,200</text:p>
          </table:table-cell>
          <table:table-cell office:value-type="float" office:value="-4.3158948552488499E-6" table:formula="of:=(([.E38]-[.B38])/[.B38])*100" table:style-name="ce12">
            <text:p>0,0000</text:p>
          </table:table-cell>
          <table:table-cell office:value-type="float" office:value="8.0361962204733572E-6" table:formula="of:=ABS([.B38]-[.E38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192.8" table:style-name="ce7">
            <text:p>192,8</text:p>
          </table:table-cell>
          <table:table-cell office:value-type="float" office:value="6732273.9403967476" table:formula="of:=((2^[.$C$4])/([.$C$3]))*[.B39]" table:style-name="ce11">
            <text:p>6732273,940</text:p>
          </table:table-cell>
          <table:table-cell office:value-type="float" office:value="6732274" table:formula="of:=ROUND([.C39];0)" table:style-name="ce16">
            <text:p>6732274</text:p>
          </table:table-cell>
          <table:table-cell office:value-type="float" office:value="192.80000170692801" table:formula="of:=([.$C$3]/(2^[.$C$4]))*[.D39]" table:style-name="ce11">
            <text:p>192,800</text:p>
          </table:table-cell>
          <table:table-cell office:value-type="float" office:value="8.8533610134157949E-7" table:formula="of:=(([.E39]-[.B39])/[.B39])*100" table:style-name="ce12">
            <text:p>0,0000</text:p>
          </table:table-cell>
          <table:table-cell office:value-type="float" office:value="1.7069280033865653E-6" table:formula="of:=ABS([.B39]-[.E39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203.5" table:style-name="ce7">
            <text:p>203,5</text:p>
          </table:table-cell>
          <table:table-cell office:value-type="float" office:value="7105901.1767154466" table:formula="of:=((2^[.$C$4])/([.$C$3]))*[.B40]" table:style-name="ce11">
            <text:p>7105901,177</text:p>
          </table:table-cell>
          <table:table-cell office:value-type="float" office:value="7105901" table:formula="of:=ROUND([.C40];0)" table:style-name="ce16">
            <text:p>7105901</text:p>
          </table:table-cell>
          <table:table-cell office:value-type="float" office:value="203.49999493919313" table:formula="of:=([.$C$3]/(2^[.$C$4]))*[.D40]" table:style-name="ce11">
            <text:p>203,500</text:p>
          </table:table-cell>
          <table:table-cell office:value-type="float" office:value="-2.4868829830272775E-6" table:formula="of:=(([.E40]-[.B40])/[.B40])*100" table:style-name="ce12">
            <text:p>0,0000</text:p>
          </table:table-cell>
          <table:table-cell office:value-type="float" office:value="5.0608068704605103E-6" table:formula="of:=ABS([.B40]-[.E40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206.5" table:style-name="ce7">
            <text:p>206,5</text:p>
          </table:table-cell>
          <table:table-cell office:value-type="float" office:value="7210656.4766178858" table:formula="of:=((2^[.$C$4])/([.$C$3]))*[.B41]" table:style-name="ce11">
            <text:p>7210656,477</text:p>
          </table:table-cell>
          <table:table-cell office:value-type="float" office:value="7210656" table:formula="of:=ROUND([.C41];0)" table:style-name="ce16">
            <text:p>7210656</text:p>
          </table:table-cell>
          <table:table-cell office:value-type="float" office:value="206.49998635053635" table:formula="of:=([.$C$3]/(2^[.$C$4]))*[.D41]" table:style-name="ce11">
            <text:p>206,500</text:p>
          </table:table-cell>
          <table:table-cell office:value-type="float" office:value="-6.6099097595953773E-6" table:formula="of:=(([.E41]-[.B41])/[.B41])*100" table:style-name="ce12">
            <text:p>0,0000</text:p>
          </table:table-cell>
          <table:table-cell office:value-type="float" office:value="1.3649463653564453E-5" table:formula="of:=ABS([.B41]-[.E41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210.7" table:style-name="ce7">
            <text:p>210,7</text:p>
          </table:table-cell>
          <table:table-cell office:value-type="float" office:value="7357313.8964812998" table:formula="of:=((2^[.$C$4])/([.$C$3]))*[.B42]" table:style-name="ce11">
            <text:p>7357313,896</text:p>
          </table:table-cell>
          <table:table-cell office:value-type="float" office:value="7357314" table:formula="of:=ROUND([.C42];0)" table:style-name="ce16">
            <text:p>7357314</text:p>
          </table:table-cell>
          <table:table-cell office:value-type="float" office:value="210.70000296458602" table:formula="of:=([.$C$3]/(2^[.$C$4]))*[.D42]" table:style-name="ce11">
            <text:p>210,700</text:p>
          </table:table-cell>
          <table:table-cell office:value-type="float" office:value="1.4070175751707048E-6" table:formula="of:=(([.E42]-[.B42])/[.B42])*100" table:style-name="ce12">
            <text:p>0,0000</text:p>
          </table:table-cell>
          <table:table-cell office:value-type="float" office:value="2.964586030884675E-6" table:formula="of:=ABS([.B42]-[.E42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218.1" table:style-name="ce7">
            <text:p>218,1</text:p>
          </table:table-cell>
          <table:table-cell office:value-type="float" office:value="7615710.302907316" table:formula="of:=((2^[.$C$4])/([.$C$3]))*[.B43]" table:style-name="ce11">
            <text:p>7615710,303</text:p>
          </table:table-cell>
          <table:table-cell office:value-type="float" office:value="7615710" table:formula="of:=ROUND([.C43];0)" table:style-name="ce16">
            <text:p>7615710</text:p>
          </table:table-cell>
          <table:table-cell office:value-type="float" office:value="218.09999132528901" table:formula="of:=([.$C$3]/(2^[.$C$4]))*[.D43]" table:style-name="ce11">
            <text:p>218,100</text:p>
          </table:table-cell>
          <table:table-cell office:value-type="float" office:value="-3.9774007259578505E-6" table:formula="of:=(([.E43]-[.B43])/[.B43])*100" table:style-name="ce12">
            <text:p>0,0000</text:p>
          </table:table-cell>
          <table:table-cell office:value-type="float" office:value="8.6747109833140712E-6" table:formula="of:=ABS([.B43]-[.E43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225.7" table:style-name="ce7">
            <text:p>225,7</text:p>
          </table:table-cell>
          <table:table-cell office:value-type="float" office:value="7881090.3959934944" table:formula="of:=((2^[.$C$4])/([.$C$3]))*[.B44]" table:style-name="ce11">
            <text:p>7881090,396</text:p>
          </table:table-cell>
          <table:table-cell office:value-type="float" office:value="7881090" table:formula="of:=ROUND([.C44];0)" table:style-name="ce16">
            <text:p>7881090</text:p>
          </table:table-cell>
          <table:table-cell office:value-type="float" office:value="225.69998865947127" table:formula="of:=([.$C$3]/(2^[.$C$4]))*[.D44]" table:style-name="ce11">
            <text:p>225,700</text:p>
          </table:table-cell>
          <table:table-cell office:value-type="float" office:value="-5.0246028866677345E-6" table:formula="of:=(([.E44]-[.B44])/[.B44])*100" table:style-name="ce12">
            <text:p>0,0000</text:p>
          </table:table-cell>
          <table:table-cell office:value-type="float" office:value="1.1340528715209075E-5" table:formula="of:=ABS([.B44]-[.E44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229.1" table:style-name="ce7">
            <text:p>229,1</text:p>
          </table:table-cell>
          <table:table-cell office:value-type="float" office:value="7999813.0692162598" table:formula="of:=((2^[.$C$4])/([.$C$3]))*[.B45]" table:style-name="ce11">
            <text:p>7999813,069</text:p>
          </table:table-cell>
          <table:table-cell office:value-type="float" office:value="7999813" table:formula="of:=ROUND([.C45];0)" table:style-name="ce16">
            <text:p>7999813</text:p>
          </table:table-cell>
          <table:table-cell office:value-type="float" office:value="229.09999801777303" table:formula="of:=([.$C$3]/(2^[.$C$4]))*[.D45]" table:style-name="ce11">
            <text:p>229,100</text:p>
          </table:table-cell>
          <table:table-cell office:value-type="float" office:value="-8.6522346666400817E-7" table:formula="of:=(([.E45]-[.B45])/[.B45])*100" table:style-name="ce12">
            <text:p>0,0000</text:p>
          </table:table-cell>
          <table:table-cell office:value-type="float" office:value="1.9822269621272426E-6" table:formula="of:=ABS([.B45]-[.E45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233.6" table:style-name="ce7">
            <text:p>233,6</text:p>
          </table:table-cell>
          <table:table-cell office:value-type="float" office:value="8156946.0190699175" table:formula="of:=((2^[.$C$4])/([.$C$3]))*[.B46]" table:style-name="ce11">
            <text:p>8156946,019</text:p>
          </table:table-cell>
          <table:table-cell office:value-type="float" office:value="8156946" table:formula="of:=ROUND([.C46];0)" table:style-name="ce16">
            <text:p>8156946</text:p>
          </table:table-cell>
          <table:table-cell office:value-type="float" office:value="233.59999945387244" table:formula="of:=([.$C$3]/(2^[.$C$4]))*[.D46]" table:style-name="ce11">
            <text:p>233,600</text:p>
          </table:table-cell>
          <table:table-cell office:value-type="float" office:value="-2.3378747948209533E-7" table:formula="of:=(([.E46]-[.B46])/[.B46])*100" table:style-name="ce12">
            <text:p>0,0000</text:p>
          </table:table-cell>
          <table:table-cell office:value-type="float" office:value="5.4612755207017472E-7" table:formula="of:=ABS([.B46]-[.E46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241.8" table:style-name="ce7">
            <text:p>241,8</text:p>
          </table:table-cell>
          <table:table-cell office:value-type="float" office:value="8443277.1721365843" table:formula="of:=((2^[.$C$4])/([.$C$3]))*[.B47]" table:style-name="ce11">
            <text:p>8443277,172</text:p>
          </table:table-cell>
          <table:table-cell office:value-type="float" office:value="8443277" table:formula="of:=ROUND([.C47];0)" table:style-name="ce16">
            <text:p>8443277</text:p>
          </table:table-cell>
          <table:table-cell office:value-type="float" office:value="241.79999507032335" table:formula="of:=([.$C$3]/(2^[.$C$4]))*[.D47]" table:style-name="ce11">
            <text:p>241,800</text:p>
          </table:table-cell>
          <table:table-cell office:value-type="float" office:value="-2.0387413826812797E-6" table:formula="of:=(([.E47]-[.B47])/[.B47])*100" table:style-name="ce12">
            <text:p>0,0000</text:p>
          </table:table-cell>
          <table:table-cell office:value-type="float" office:value="4.9296766633233347E-6" table:formula="of:=ABS([.B47]-[.E47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250.3" table:style-name="ce7">
            <text:p>250,3</text:p>
          </table:table-cell>
          <table:table-cell office:value-type="float" office:value="8740083.8551934958" table:formula="of:=((2^[.$C$4])/([.$C$3]))*[.B48]" table:style-name="ce11">
            <text:p>8740083,855</text:p>
          </table:table-cell>
          <table:table-cell office:value-type="float" office:value="8740084" table:formula="of:=ROUND([.C48];0)" table:style-name="ce16">
            <text:p>8740084</text:p>
          </table:table-cell>
          <table:table-cell office:value-type="float" office:value="250.30000414699316" table:formula="of:=([.$C$3]/(2^[.$C$4]))*[.D48]" table:style-name="ce11">
            <text:p>250,300</text:p>
          </table:table-cell>
          <table:table-cell office:value-type="float" office:value="1.6568090886452732E-6" table:formula="of:=(([.E48]-[.B48])/[.B48])*100" table:style-name="ce12">
            <text:p>0,0000</text:p>
          </table:table-cell>
          <table:table-cell office:value-type="float" office:value="4.146993148879119E-6" table:formula="of:=ABS([.B48]-[.E48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float" office:value="254.1" table:style-name="ce7">
            <text:p>254,1</text:p>
          </table:table-cell>
          <table:table-cell office:value-type="float" office:value="8872773.9017365836" table:formula="of:=((2^[.$C$4])/([.$C$3]))*[.B49]" table:style-name="ce11">
            <text:p>8872773,902</text:p>
          </table:table-cell>
          <table:table-cell office:value-type="float" office:value="8872774" table:formula="of:=ROUND([.C49];0)" table:style-name="ce16">
            <text:p>8872774</text:p>
          </table:table-cell>
          <table:table-cell office:value-type="float" office:value="254.10000281408429" table:formula="of:=([.$C$3]/(2^[.$C$4]))*[.D49]" table:style-name="ce11">
            <text:p>254,100</text:p>
          </table:table-cell>
          <table:table-cell office:value-type="float" office:value="1.1074711913193513E-6" table:formula="of:=(([.E49]-[.B49])/[.B49])*100" table:style-name="ce12">
            <text:p>0,0000</text:p>
          </table:table-cell>
          <table:table-cell office:value-type="float" office:value="2.8140842971424718E-6" table:formula="of:=ABS([.B49]-[.E49])" table:style-name="ce12">
            <text:p>0,00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table:number-columns-repeated="2" table:style-name="ce1"/>
          <table:table-cell table:style-name="ce14"/>
          <table:table-cell table:style-name="ce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/>
          <table:table-cell table:number-columns-repeated="2" table:style-name="ce1"/>
          <table:table-cell table:style-name="ce14"/>
          <table:table-cell office:value-type="string" table:style-name="ce7">
            <text:p>Max</text:p>
          </table:table-cell>
          <table:table-cell office:value-type="float" office:value="1.1047623196586234E-5" table:formula="of:=MAX([.F8:.F49])" table:style-name="ce12">
            <text:p>0,0000</text:p>
          </table:table-cell>
          <table:table-cell office:value-type="float" office:value="1.4268606889800139E-5" table:formula="of:=MAX([.G8:.G49])" table:style-name="ce12">
            <text:p>0,0000</text:p>
          </table:table-cell>
          <table:table-cell table:number-columns-repeated="16377" table:style-name="ce1"/>
        </table:table-row>
        <table:table-row table:number-rows-repeated="104852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3" number:min-integer-digits="1"/>
    </number:number-style>
    <number:number-style style:name="N37">
      <number:number number:decimal-places="4" number:min-integer-digits="1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utiu, Lucian</meta:initial-creator>
    <dc:creator>Nutiu, Lucian</dc:creator>
    <meta:creation-date>2016-11-27T15:33:10Z</meta:creation-date>
    <dc:date>2019-10-31T10:03:34Z</dc:date>
    <meta:editing-cycles>21</meta:editing-cycles>
    <meta:editing-duration>PT0S</meta:editing-duration>
  </office:meta>
</office:document-meta>
</file>